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aiku sur SPARC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ulkoMandy</text:p>
            <text:p>Capitole du Libre 201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Haiku sur SPAR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urquoi ?</text:p>
              </text:list-item>
              <text:list-item>
                <text:p>Comment 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Hai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stème d’exploitation créé en 2001</text:p>
              </text:list-item>
              <text:list-item>
                <text:p>Pour les ordinateurs personnels</text:p>
              </text:list-item>
              <text:list-item>
                <text:p>Première version beta fin 2018</text:p>
              </text:list-item>
              <text:list-item>
                <text:p>Clone de Be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PAR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chitecture de CPU conçue par SUN</text:p>
              </text:list-item>
              <text:list-item>
                <text:p>Jeu d’instruction libre depuis 1989</text:p>
              </text:list-item>
              <text:list-item>
                <text:p>64bit depuis 1995</text:p>
              </text:list-item>
              <text:list-item>
                <text:p>1ère implémentation libre par l’ESA en 1999</text:p>
              </text:list-item>
              <text:list-item>
                <text:p>Spécifications pour une machine complè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urquoi 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iku reste peu connu</text:p>
              </text:list-item>
              <text:list-item>
                <text:p>SPARC est un peu oublié</text:p>
              </text:list-item>
              <text:list-item>
                <text:p>Y’en a que pour Linux et RISC-V !</text:p>
              </text:list-item>
              <text:list-item>
                <text:p>Haiku n’a jamais démarré complètement sur autre chose qu’un processeur x8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echnodiversité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novation : un OS en C++, sur un CPU RISC</text:p>
              </text:list-item>
              <text:list-item>
                <text:p>Résilience et sécurité (spectre, failles de Linux)</text:p>
              </text:list-item>
              <text:list-item>
                <text:p>Spécialisation (LEON, UltraSPARC)</text:p>
                <text:p>Et aussi, pour voir si ça marche 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mment 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penBO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émarrage avec OpenBOOT</text:p>
              </text:list-header>
              <text:list-item>
                <text:p>Firmware standardisé</text:p>
              </text:list-item>
              <text:list-item>
                <text:p>Code déjà présent dans Haiku PowerPC</text:p>
              </text:list-item>
              <text:list-item>
                <text:p>API documentée et utilisable</text:p>
              </text:list-item>
              <text:list-item>
                <text:p>Chargement par le réseau (TFTP)</text:p>
              </text:list-item>
              <text:list-item>
                <text:p>Le bootloader doit être au format a.out</text:p>
                <text:list>
                  <text:list-item>
                    <text:p><text:span text:style-name="T1">généré par les binutils</text:span><text:span text:style-name="T2"> converti avec elf2a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bootloader de Hai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étecte le matériel (mémoire, disque)</text:p>
              </text:list-item>
              <text:list-item>
                <text:p>Trouve et charge le noyau</text:p>
              </text:list-item>
              <text:list-item>
                <text:p>Avec les bons paramètres</text:p>
              </text:list-item>
              <text:list-item>
                <text:p>Contient aussi un menu de configu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a mémo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émoire « virtuelle »</text:p>
              </text:list-item>
              <text:list-item>
                <text:p>Plusieurs versions de la MMU pour SPARC</text:p>
                <text:list>
                  <text:list-item>
                    <text:p>Utilisation des APIs OpenBOOT comme abst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 device tre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osé par Openboot</text:p>
              </text:list-item>
              <text:list-item>
                <text:p>Permet de trouver tout le matériel présent</text:p>
              </text:list-item>
              <text:list-item>
                <text:p>Expose des fonctions du driver</text:p>
              </text:list-item>
              <text:list-item>
                <text:p>Le matériel peut ajouter des fo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sole utilisateu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tilisation des APIs OpenBoot</text:p>
              </text:list-item>
              <text:list-item>
                <text:p>Redirection vers une console série ou clavier/écran</text:p>
              </text:list-item>
              <text:list-item>
                <text:p>Ce qu’on peut faire dépend de la carte graphique utilisé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utils de debu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ommandes OpenBoot</text:p>
              </text:list-header>
              <text:list-item>
                <text:p>ctrace pour afficher une backtrace</text:p>
              </text:list-item>
              <text:list-item>
                <text:p>Affichage du contenu des registres</text:p>
              </text:list-item>
              <text:list-item>
                <text:p>Affichage des mappings MMU</text:p>
                <text:p>RED state (Reset, Error &amp; Debug)</text:p>
              </text:list-item>
              <text:list-item>
                <text:p>Retour au prompt OpenBoot après un cr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draw:frame presentation:style-name="pr5" draw:layer="layout" svg:width="25.199cm" svg:height="2.629cm" svg:x="1.4cm" svg:y="0.628cm" presentation:class="title">
          <draw:text-box>
            <text:p>Backtrace sur SPARC</text:p>
          </draw:text-box>
        </draw:frame>
        <draw:custom-shape draw:style-name="gr2" draw:text-style-name="P3" draw:layer="layout" svg:width="4cm" svg:height="1cm" svg:x="1.4cm" svg:y="4cm">
          <text:p text:style-name="P3">In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.4cm" svg:y="5cm">
          <text:p text:style-name="P3">Loca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.4cm" svg:y="6cm">
          <text:p text:style-name="P3">Out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1.4cm" svg:y="11cm">
          <text:p text:style-name="P3">Glob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1cm" svg:x="5.4cm" svg:y="6cm">
          <text:p text:style-name="P3">In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5.4cm" svg:y="7cm">
          <text:p text:style-name="P3">Loca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5.4cm" svg:y="8cm">
          <text:p text:style-name="P3">Out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5.4cm" svg:y="11cm">
          <text:p text:style-name="P3">Glob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1cm" svg:x="9.4cm" svg:y="8cm">
          <text:p text:style-name="P3">In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9.4cm" svg:y="9cm">
          <text:p text:style-name="P3">Loca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9.4cm" svg:y="10cm">
          <text:p text:style-name="P3">Out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cm" svg:x="9.4cm" svg:y="11cm">
          <text:p text:style-name="P3">Global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Pile de registres matérielle</text:p>
              </text:list-item>
              <text:list-item>
                <text:p>Stockée dans le CP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blèmes rencontré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dianness et alignement des données</text:p>
              </text:list-item>
              <text:list-item>
                <text:p>Infos absentes des spécifications</text:p>
                <text:list>
                  <text:list-item>
                    <text:p>Heureusement, les sources des *BSD et de OpenBoot sont disponibles</text:p>
                  </text:list-item>
                </text:list>
              </text:list-item>
              <text:list-item>
                <text:p>Disponibilité du matériel récent</text:p>
                <text:list>
                  <text:list-item>
                    <text:p>SPARC est devenu un processeur pour serveurs</text:p>
                  </text:list-item>
                </text:list>
              </text:list-item>
              <text:list-item>
                <text:p>OpenBoot en 64b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 suivre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ouver l’adresse MAC</text:p>
              </text:list-item>
              <text:list-item>
                <text:p>Connaître la date/heure</text:p>
              </text:list-item>
              <text:list-item>
                <text:p>Détecter les disques durs</text:p>
              </text:list-item>
              <text:list-item>
                <text:p>Initialiser le framebuffer (splash screen)</text:p>
              </text:list-item>
              <text:list-item>
                <text:p>Charger et lancer le noyau</text:p>
              </text:list-item>
              <text:list-item>
                <text:p>Écrire les driver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0:14:56.264000000</meta:creation-date>
    <dc:date>2019-11-14T18:37:30.249000000</dc:date>
    <meta:editing-duration>PT1H12M26S</meta:editing-duration>
    <meta:editing-cycles>2</meta:editing-cycles>
    <meta:generator>LibreOffice/6.0.2.1$Windows_x86 LibreOffice_project/f7f06a8f319e4b62f9bc5095aa112a65d2f3ac89</meta:generator>
    <meta:document-statistic meta:object-count="98"/>
  </office:meta>
</office:document-meta>
</file>